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fill-gradient-name="Gradient_20_1" draw:gradient-step-count="256" draw:textarea-vertical-align="middle" draw:auto-grow-height="false" fo:min-height="0.749cm" fo:min-width="0.499cm"/>
    </style:style>
    <style:style style:name="gr2" style:family="graphic" style:parent-style-name="objectwithoutfill">
      <style:graphic-properties draw:fill="solid" draw:fill-color="#999999" draw:textarea-horizontal-align="center" draw:textarea-vertical-align="middle"/>
    </style:style>
    <style:style style:name="gr3" style:family="graphic" style:parent-style-name="objectwithoutfill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fill-color="#b3b3b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02cm" svg:stroke-color="#008000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8000" draw:marker-start-width="0.457cm" draw:marker-end="Line_20_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1.591cm" svg:height="12.163cm" svg:x="4.412cm" svg:y="3.151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path draw:style-name="gr2" draw:text-style-name="P2" draw:layer="layout" svg:width="5.446cm" svg:height="8.693cm" svg:x="8.895cm" svg:y="4.812cm" svg:viewBox="0 0 5447 8694" svg:d="m1539 8694c-244-683-586-1025-586-1025l-635-611-318-464 74-733 586-1563 220-1172v-977l-367-806-342-195 2516-1148 1392 928 855 1123 415 1270 98 1368-391 1368-733 1196-879 758-562 342-1392 317z">
          <text:p text:style-name="P3"/>
        </draw:path>
        <draw:path draw:style-name="gr3" draw:text-style-name="P2" draw:layer="layout" svg:width="5.445cm" svg:height="9.28cm" svg:x="10.553cm" svg:y="4.421cm" svg:viewBox="0 0 5446 9281" svg:d="m4909 2271c439 1270 537 2369 537 2369l-147 1417-268 1026-904 1001-1319 928-1270 220-1392 49-146-122v-49l1074-269 1319-806 953-1294 317-1099 171-1197-269-1343-610-1173-635-708-1197-781 1294-440 806 806 1099 879 611 611z">
          <text:p text:style-name="P3"/>
        </draw:path>
        <draw:rect draw:style-name="gr4" draw:text-style-name="P2" draw:layer="layout" svg:width="1.71cm" svg:height="0.538cm" svg:x="14.294cm" svg:y="8.939cm">
          <text:p text:style-name="P3"/>
        </draw:rect>
        <draw:frame draw:style-name="gr5" draw:layer="layout" svg:width="8.46cm" svg:height="0.962cm" svg:x="6.163cm" svg:y="15.591cm">
          <draw:text-box>
            <text:p text:style-name="P3">“a hollow ball with a pinhole”</text:p>
          </draw:text-box>
        </draw:frame>
        <draw:polyline draw:style-name="gr6" draw:text-style-name="P2" draw:layer="layout" svg:width="2.295cm" svg:height="3.321cm" svg:x="9.115cm" svg:y="9.159cm" svg:viewBox="0 0 2296 3322" draw:points="1808,3322 342,171 464,0 2296,2516 0,1197">
          <text:p text:style-name="P3"/>
        </draw:polyline>
        <draw:polyline draw:style-name="gr7" draw:text-style-name="P2" draw:layer="layout" svg:width="9.744cm" svg:height="3.614cm" svg:x="9.506cm" svg:y="5.764cm" svg:viewBox="0 0 9745 3615" draw:points="0,0 1441,98 171,3004 9745,3615">
          <text:p text:style-name="P3"/>
        </draw:polyline>
        <draw:frame draw:style-name="gr5" draw:layer="layout" svg:width="3.182cm" svg:height="0.962cm" svg:x="16.391cm" svg:y="9.626cm">
          <draw:text-box>
            <text:p text:style-name="P3">Radiation</text:p>
          </draw:text-box>
        </draw:frame>
        <draw:line draw:style-name="gr8" draw:text-style-name="P2" draw:layer="layout" svg:x1="15.269cm" svg:y1="8.89cm" svg:x2="15.245cm" svg:y2="3.492cm">
          <text:p text:style-name="P3"/>
        </draw:line>
        <draw:frame draw:style-name="gr5" draw:layer="layout" svg:width="2.619cm" svg:height="0.962cm" svg:x="13.991cm" svg:y="2.626cm">
          <draw:text-box>
            <text:p text:style-name="P3">Pinhole</text:p>
          </draw:text-box>
        </draw:frame>
        <draw:line draw:style-name="gr8" draw:text-style-name="P2" draw:layer="layout" svg:x1="6.269cm" svg:y1="7.99cm" svg:x2="6.245cm" svg:y2="2.592cm">
          <text:p text:style-name="P3"/>
        </draw:line>
        <draw:frame draw:style-name="gr5" draw:layer="layout" svg:width="8.109cm" svg:height="0.962cm" svg:x="2.492cm" svg:y="1.626cm">
          <draw:text-box>
            <text:p text:style-name="P3">Container at temperature 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2-04T21:35:36</meta:creation-date>
    <dc:creator>Jussi Eloranta</dc:creator>
    <dc:date>2008-01-22T14:30:24</dc:date>
    <meta:editing-cycles>9</meta:editing-cycles>
    <meta:editing-duration>PT34M57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